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office:value-type="string" calcext:value-type="string">
            <text:p>insinuarse (engatus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office:value-type="string" calcext:value-type="string">
            <text:p>interesarse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office:value-type="string" calcext:value-type="string">
            <text:p>chakimpay, es un verbo? O uma chakimpa churay? Invertir capital en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office:value-type="string" calcext:value-type="string">
            <text:p>Conferir una dignidad o cargo important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office:value-type="string" calcext:value-type="string">
            <text:p>invitar a casa? Invitar a comer/cine.. (pagar por el otro)? Invitar a hacer algo (rogar,instar, mañakuy?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office:value-type="string" calcext:value-type="string">
            <text:p>invocar una ley/un derecho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office:value-type="string" calcext:value-type="string">
            <text:p>sam&lt;apuy = samapu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office:value-type="string" calcext:value-type="string">
            <text:p>luchar po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office:value-type="string" calcext:value-type="string">
            <text:p>manipular a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office:value-type="string" calcext:value-type="string">
            <text:p>mantenerse +adj, → -raya? (p.e. mantenerse jove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m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q k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 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q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office:value-type="string" calcext:value-type="string">
            <text:p>chh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q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office:value-type="string" calcext:value-type="string">
            <text:p>tayay? Haykuy, qué sentido de ocupar? Ocupar un asient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office:value-type="string" calcext:value-type="string">
            <text:p>hark'ay, ñiqay (ñiqay → dicc boliv. + apurimac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u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office:value-type="string" calcext:value-type="string">
            <text:p>ofuscar la raz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office:value-type="string" calcext:value-type="string">
            <text:p>(parecer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office:value-type="string" calcext:value-type="string">
            <text:p>utirayachiy/utirayay (-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office:value-type="string" calcext:value-type="string">
            <text:p>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office:value-type="string" calcext:value-type="string">
            <text:p>-naku -&gt; rzpr, pelear por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'i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unayyach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u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office:value-type="string" calcext:value-type="string">
            <text:p>ka-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office:value-type="string" calcext:value-type="string">
            <text:p>pillar enfermedad (contraer), se dice así en Perú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office:value-type="string" calcext:value-type="string">
            <text:p>misikuy-&gt; mus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office:value-type="string" calcext:value-type="string">
            <text:p>riqs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office:value-type="string" calcext:value-type="string">
            <text:p>prevenir en sentido de evit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office:value-type="string" calcext:value-type="string">
            <text:p>(proceder de un lugar/familia (lluqsi(mu)y, paqarimuy, qallarimuy)? Proceder (ley), iniciar proceso, mit'aysanay (AMLQ)?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q ka</text:p>
          </table:table-cell>
          <table:table-cell table:style-name="ce1" table:number-columns-repeated="3"/>
          <table:table-cell office:value-type="string" calcext:value-type="string">
            <text:p>Declarar y tratar a alguien como presunto reo de delito → huchallikuq kay? Procesar algo (z.B. madera)? Procesar informaci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'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romoverse → hacer doctorad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office:value-type="string" calcext:value-type="string">
            <text:p>de aka – cac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office:value-type="string" calcext:value-type="string">
            <text:p>-----------------------------------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10:18:47.074965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221</meta:editing-cycles>
    <meta:creation-date>2013-12-10T15:10:39</meta:creation-date>
    <dc:date>2014-02-24T15:03:32.399711725</dc:date>
    <meta:editing-duration>P1DT3H45M6S</meta:editing-duration>
    <meta:generator>LibreOffice/4.1.4.2$Linux_X86_64 LibreOffice_project/410m0$Build-2</meta:generator>
    <meta:document-statistic meta:table-count="3" meta:cell-count="27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